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'Segoe UI', Helvetica, Arial, sans-serif"/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style:font-name="Georgia" officeooo:paragraph-rsid="000fed6f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style:font-name="Georgia" fo:font-weight="normal" officeooo:rsid="000fed6f" officeooo:paragraph-rsid="000fed6f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>
        <style:tab-stops/>
      </style:paragraph-properties>
      <style:text-properties style:font-name="Georgia" fo:font-weight="normal" officeooo:rsid="000fed6f" officeooo:paragraph-rsid="000fed6f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>
        <style:tab-stops/>
      </style:paragraph-properties>
      <style:text-properties style:font-name="Georgia" fo:font-weight="normal" officeooo:rsid="000fed6f" officeooo:paragraph-rsid="000fed6f" style:font-weight-asian="normal" style:font-weight-complex="normal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Georgia" fo:font-weight="normal" officeooo:rsid="000fed6f" officeooo:paragraph-rsid="000fed6f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>
        <style:tab-stops/>
      </style:paragraph-properties>
      <style:text-properties style:font-name="Georgia" fo:font-weight="normal" officeooo:rsid="00147e12" officeooo:paragraph-rsid="00147e12" style:font-weight-asian="normal" style:font-weight-complex="normal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name="Georgia" fo:font-size="13pt" fo:font-style="italic" fo:font-weight="normal" officeooo:rsid="00192792" officeooo:paragraph-rsid="00192792" style:font-size-asian="11.3500003814697pt" style:font-style-asian="italic" style:font-weight-asian="normal" style:font-size-complex="13pt" style:font-style-complex="italic" style:font-weight-complex="normal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Georgia" fo:font-size="13pt" fo:font-style="normal" fo:font-weight="normal" officeooo:rsid="00192792" officeooo:paragraph-rsid="00192792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Georgia" fo:font-size="13pt" fo:font-style="normal" fo:font-weight="normal" officeooo:rsid="001944e7" officeooo:paragraph-rsid="001944e7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style:font-name="Georgia" fo:font-size="16pt" fo:font-style="normal" fo:font-weight="bold" officeooo:rsid="00160f0a" officeooo:paragraph-rsid="00160f0a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style:font-name="Georgia" fo:font-size="16pt" fo:font-style="normal" fo:font-weight="bold" officeooo:rsid="00192792" officeooo:paragraph-rsid="00192792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officeooo:paragraph-rsid="00177564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paragraph-rsid="001944e7"/>
    </style:style>
    <style:style style:name="T1" style:family="text">
      <style:text-properties style:font-name="Georgia" fo:font-style="normal" fo:font-weight="normal" officeooo:rsid="00177564" style:font-style-asian="normal" style:font-weight-asian="normal" style:font-style-complex="normal" style:font-weight-complex="normal"/>
    </style:style>
    <style:style style:name="T2" style:family="text">
      <style:text-properties style:font-name="Georgia" fo:font-style="italic" fo:font-weight="normal" officeooo:rsid="0018d77f" style:font-style-asian="italic" style:font-weight-asian="normal" style:font-style-complex="italic" style:font-weight-complex="normal"/>
    </style:style>
    <style:style style:name="T3" style:family="text">
      <style:text-properties style:font-name="Georgia" fo:font-size="13pt" fo:font-style="italic" fo:font-weight="normal" officeooo:rsid="00177564" style:font-size-asian="13pt" style:font-style-asian="italic" style:font-weight-asian="normal" style:font-size-complex="13pt" style:font-style-complex="italic" style:font-weight-complex="normal"/>
    </style:style>
    <style:style style:name="T4" style:family="text">
      <style:text-properties style:font-name="Georgia" fo:font-size="13pt" fo:font-style="italic" fo:font-weight="bold" officeooo:rsid="00177564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style:font-name="Georgia" fo:font-size="13pt" fo:font-style="normal" fo:font-weight="normal" officeooo:rsid="001944e7" style:font-size-asian="11.3500003814697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7" style:family="text">
      <style:text-properties fo:language="zxx" fo:country="none" style:language-asian="zxx" style:country-asian="none" style:language-complex="zxx" style:country-complex="none"/>
    </style:style>
    <style:style style:name="T8" style:family="text">
      <style:text-properties officeooo:rsid="00144b1e"/>
    </style:style>
    <style:style style:name="T9" style:family="text">
      <style:text-properties officeooo:rsid="00147e12"/>
    </style:style>
    <style:style style:name="T10" style:family="text">
      <style:text-properties officeooo:rsid="0017756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18d77f"/>
    </style:style>
    <style:style style:name="T13" style:family="text">
      <style:text-properties officeooo:rsid="001944e7"/>
    </style:style>
    <style:style style:name="T14" style:family="text">
      <style:text-properties fo:font-variant="normal" fo:text-transform="none" fo:color="#000000" style:font-name="Helvetica Neue" fo:font-size="11.25pt" fo:letter-spacing="normal"/>
    </style:style>
    <style:style style:name="T15" style:family="text"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T16" style:family="text">
      <style:text-properties officeooo:rsid="001944e7" style:font-size-asian="11.3500003814697pt" style:font-style-asian="normal" style:font-weight-asian="normal" style:font-size-complex="13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RAPPORT PREMIÈRE PARTIE</text:span> </text:p>
      <text:p text:style-name="P2"/>
      <text:p text:style-name="P2">Le projet contient <text:span text:style-name="T9">7</text:span> fichiers :</text:p>
      <text:list xml:id="list3680370465" text:style-name="L1">
        <text:list-item>
          <text:p text:style-name="P3">README.<text:span text:style-name="T8">txt</text:span> : Le fichier que vous êtes en train de lire.</text:p>
        </text:list-item>
        <text:list-item>
          <text:p text:style-name="P3">Sommet.hpp : h<text:span text:style-name="T7">eader</text:span> de la classe Sommet</text:p>
        </text:list-item>
        <text:list-item>
          <text:p text:style-name="P3">Sommet.cpp : la définition de la classe sommet</text:p>
        </text:list-item>
        <text:list-item>
          <text:p text:style-name="P3">ArbreB.hpp : header de la classe Arbre</text:p>
        </text:list-item>
        <text:list-item>
          <text:p text:style-name="P3">ArbreB .cpp : définition de la Arbre</text:p>
        </text:list-item>
        <text:list-item>
          <text:p text:style-name="P3">mainProjet.cpp : fichier qui contient tous les tests</text:p>
        </text:list-item>
        <text:list-item>
          <text:p text:style-name="P6">Makefile : pour la compilation</text:p>
        </text:list-item>
      </text:list>
      <text:p text:style-name="P2"/>
      <text:p text:style-name="P10">-<text:span text:style-name="T10">L</text:span>acunes concernant les fonctions insertion, suppression et recherche de sommet:</text:p>
      <text:p text:style-name="P12"><text:span text:style-name="T1"><text:s/></text:span><text:span text:style-name="T3">L’implémentation de ces fonction dans un arbre binaire de recherche est à priori <text:s text:c="3"/>évident. Mais </text:span><text:span text:style-name="T4">un arbre de Huffmann n’est pas un ABR. </text:span><text:span text:style-name="T3">Quand aux fonctions d’étiquettes de sommets, de fusion d’arbre c’est évident qu’on en a besoin pour formé l’arbre de Huffmann. Donc pour les fonctions que j’ai citées plus haut, nous les avons implémentées <text:s/>pour un ABR. </text:span></text:p>
      <text:p text:style-name="P12"><text:span text:style-name="T2"/></text:p>
      <text:p text:style-name="P11"><text:span text:style-name="T12">-A</text:span>ffichage de l’arbre : </text:p>
      <text:p text:style-name="P7">Nous n’avons pas encore réussi à adapter le code pour une interface graphique. Tout est afficher sur le terminal pour le moment. L’affichage d’un arbre de racine 15 et et fils gauche [B|10] et de fils droit [A|5] se fait comme suit :</text:p>
      <text:p text:style-name="P7"/>
      <text:p text:style-name="P7"><text:s/><text:tab/><text:span text:style-name="T11"><text:tab/>[A|5]</text:span></text:p>
      <text:p text:style-name="P8"><text:s text:c="10"/>15</text:p>
      <text:p text:style-name="P8"><text:s text:c="15"/><text:tab/>[B|10]</text:p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13"><text:span text:style-name="T5">Binôme : Mamadou Mouctar BARRY et </text:span><text:bookmark text:name="js_5"/><text:span text:style-name="T15">princy RASOLOARIVONY</text:span></text:p>
      <text:p text:style-name="P9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'Segoe UI', Helvetica, Arial, sans-serif"/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20:10:33.849593466</meta:creation-date>
    <dc:date>2020-11-20T21:10:12.688376368</dc:date>
    <meta:editing-duration>PT27M10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18" meta:word-count="196" meta:character-count="1158" meta:non-whitespace-character-count="947"/>
  </office:meta>
</office:document-meta>
</file>